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ize="12pt" style:font-size-asian="12pt" style:font-size-complex="12pt"/>
    </style:style>
    <style:style style:name="P2" style:family="paragraph" style:parent-style-name="Text_20_body">
      <style:paragraph-properties fo:margin-top="0in" fo:margin-bottom="0in" style:contextual-spacing="false" fo:line-height="137%" fo:text-align="end" style:justify-single-word="false"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P3" style:family="paragraph" style:parent-style-name="Text_20_body">
      <style:paragraph-properties fo:margin-top="0in" fo:margin-bottom="0in" style:contextual-spacing="false" fo:line-height="137%" style:writing-mode="lr-tb"/>
      <style:text-properties fo:font-variant="normal" fo:text-transform="none" fo:color="#000000" style:text-line-through-style="none" style:text-line-through-type="none" fo:font-size="12pt" fo:font-style="normal" style:text-underline-style="none" fo:font-weight="bold" style:font-size-asian="12pt" style:font-style-asian="normal" style:font-weight-asian="bold" style:font-size-complex="12pt"/>
    </style:style>
    <style:style style:name="P4" style:family="paragraph" style:parent-style-name="Text_20_body">
      <style:paragraph-properties fo:margin-top="0in" fo:margin-bottom="0in" style:contextual-spacing="false" fo:line-height="137%" style:writing-mode="lr-tb"/>
      <style:text-properties fo:font-size="12pt" style:font-size-asian="12pt" style:font-size-complex="12pt"/>
    </style:style>
    <style:style style:name="P5" style:family="paragraph" style:parent-style-name="Text_20_body" style:master-page-name="Standard">
      <style:paragraph-properties fo:margin-top="0in" fo:margin-bottom="0in" style:contextual-spacing="false" fo:line-height="137%" fo:text-align="end" style:justify-single-word="false" style:page-number="auto"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P6" style:family="paragraph" style:parent-style-name="Text_20_body">
      <style:paragraph-properties fo:margin-left="0in" fo:margin-right="0in" fo:margin-top="0in" fo:margin-bottom="0in" style:contextual-spacing="false" fo:line-height="137%" fo:text-indent="0.5in" style:auto-text-indent="false" style:writing-mode="lr-tb"/>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font-size-complex="12pt"/>
    </style:style>
    <style:style style:name="P7" style:family="paragraph" style:parent-style-name="Text_20_body">
      <style:paragraph-properties fo:margin-top="0in" fo:margin-bottom="0.0972in" style:contextual-spacing="false" fo:line-height="120%"/>
    </style:style>
    <style:style style:name="T1" style:family="text">
      <style:text-properties fo:font-variant="normal" fo:text-transform="none" fo:color="#000000" style:text-line-through-style="none" style:text-line-through-type="none" fo:font-size="10.5pt" fo:font-style="normal" style:text-underline-style="none" fo:font-weight="normal" style:font-size-asian="10.5pt" style:font-style-asian="normal" style:font-weight-asian="normal"/>
    </style:style>
    <style:style style:name="T2" style:family="text">
      <style:text-properties fo:font-variant="normal" fo:text-transform="none" fo:color="#000000" style:text-line-through-style="none" style:text-line-through-type="none" fo:font-size="12pt" fo:font-style="normal" style:text-underline-style="none" fo:font-weight="normal" style:font-size-asian="12pt" style:font-style-asian="normal" style:font-weight-asian="normal"/>
    </style:style>
    <style:style style:name="T3" style:family="text">
      <style:text-properties fo:font-variant="normal" fo:text-transform="none" fo:color="#000000" style:text-line-through-style="none" style:text-line-through-type="none" fo:font-size="7pt" fo:font-style="normal" style:text-underline-style="none" fo:font-weight="normal" style:font-size-asian="7pt" style:font-style-asian="normal" style:font-weight-asian="normal"/>
    </style:style>
    <style:style style:name="T4" style:family="text">
      <style:text-properties fo:font-variant="normal" fo:text-transform="none" fo:color="#000000" style:text-line-through-style="none" style:text-line-through-type="none" style:text-underline-style="none"/>
    </style:style>
    <style:style style:name="T5" style:family="text">
      <style:text-properties fo:font-variant="normal" fo:text-transform="none" fo:color="#000000" style:text-line-through-style="none" style:text-line-through-type="none" style:text-position="super 58%" fo:font-size="7pt" fo:font-style="normal" style:text-underline-style="none" fo:font-weight="normal" style:font-size-asian="7pt" style:font-style-asian="normal" style:font-weight-asian="normal"/>
    </style:style>
    <style:style style:name="T6" style:family="text">
      <style:text-properties fo:font-variant="normal" fo:text-transform="none" fo:color="#000000" style:text-line-through-style="none" style:text-line-through-type="none" style:text-position="super 58%" fo:font-style="normal" style:text-underline-style="none" fo:font-weight="normal" style:font-style-asian="normal" style:font-weight-asian="normal"/>
    </style:style>
    <style:style style:name="T7" style:family="text">
      <style:text-properties fo:font-variant="normal" fo:text-transform="none" fo:color="#000000" style:text-line-through-style="none" style:text-line-through-type="none" style:text-position="0% 100%" fo:font-size="7pt" fo:font-style="normal" style:text-underline-style="none" fo:font-weight="normal" style:font-size-asian="7pt" style:font-style-asian="normal" style:font-weight-asian="normal"/>
    </style:style>
    <style:style style:name="T8"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9" style:family="text">
      <style:text-properties fo:font-variant="normal" fo:text-transform="none" fo:color="#000000" style:text-line-through-style="none" style:text-line-through-type="none" style:text-position="0% 100%" fo:font-style="normal" style:text-underline-style="none" fo:font-weight="normal" style:font-style-asian="normal" style:font-weight-asian="normal"/>
    </style:style>
    <style:style style:name="T10" style:family="text">
      <style:text-properties fo:font-variant="normal" fo:text-transform="none" fo:color="#000000" style:text-line-through-style="none" style:text-line-through-type="none" style:text-position="sub 58%" fo:font-style="normal" style:text-underline-style="none" fo:font-weight="normal" style:font-style-asian="normal" style:font-weight-asian="normal"/>
    </style:style>
    <style:style style:name="T11" style:family="text">
      <style:text-properties fo:font-variant="normal" fo:text-transform="none" fo:color="#000000" style:text-line-through-style="none" style:text-line-through-type="none" fo:font-style="normal" style:text-underline-style="none" fo:font-weight="normal" style:font-style-asian="normal" style:font-weight-asian="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docs-internal-guid-24696899-8e7a-1ced-c3"/>Meagan Crowley</text:p>
      <text:p text:style-name="P2">The Luminous Convolution Model for Spiral Galaxies/Crossing</text:p>
      <text:p text:style-name="P2">1/27/16</text:p>
      <text:p text:style-name="P1"/>
      <text:p text:style-name="P3">Abstract</text:p>
      <text:p text:style-name="P6">The Luminous Convolution Model maps velocities of galaxies given by data of visible matter with respect to the relative curvature of the emitter and receiver galaxy using ﬁve diﬀerent models of the Milky Way. This model purports that observations made of the luminous proﬁles of galaxies do not take the relative curvatures of the emitter and receiver galaxies into account, and thus maps the luminous proﬁle onto the curvature using Lorentz transformations, and then back into the ﬂat frame where local observations are made. The ﬁve models of the Milky Way used to compile galaxy data are proposed by Klypin:Anatoly (2002) A and B, Xue (2008), Sofue (2013), and a mixture of Xue and Sofue data. This paper focuses on eight galaxies of varying size: NGC2841 (Mannheim &amp; O’Brien 2013), NGC2903 (Sanders &amp; McGaugh, 2002), NGC 3198 (deBlok, 2008), NGC5055 (deBlok 2008), NGC5533 (Sanders &amp; McGaugh, 2002), NGC7331 (Mannheim &amp; O’Brien, 2013), NGC7793 (DiCaire, 2008), and NGC7814 (Fraternalli, 2011). The Luminous Convolution Model has been able to accurately describe the rotation of spiral galaxies through this method without the need for dark matter. In each ﬁtting of a given galaxy, the luminous proﬁle graph exhibits a crossing with the graph of the curvature component, suggesting a correlation between the two. This correlation is currently under investigation as being related to phenomena apparent within each galaxy. To determine the correlation between the luminous proﬁle and the curvature component, a functional analysis of the Luminous Convolution Model will be presented.</text:p>
      <text:p text:style-name="P1"/>
      <text:p text:style-name="P3">Methods</text:p>
      <text:p text:style-name="P1"/>
      <text:p text:style-name="P4"><text:span text:style-name="T11">Reported data of the velocities as a function of radii of eight galaxies are used to map the luminous profile of each galaxy onto the luminous profile of the Milky Way to account for the relative curvature of the emitter and receiver (Milky Way) galaxies using Lorentz Transformations, with one free parameter. The model reflects the fundamental formula for rotation curves of galaxies, v</text:span><text:span text:style-name="T6">2</text:span><text:span text:style-name="T10">rot</text:span><text:span text:style-name="T11">=v</text:span><text:span text:style-name="T6">2</text:span><text:span text:style-name="T10">lum</text:span><text:span text:style-name="T11">+v</text:span><text:span text:style-name="T6">2</text:span><text:span text:style-name="T10">dark</text:span><text:span text:style-name="T11">, substituting 𝞪v</text:span><text:span text:style-name="T6">~2</text:span><text:span text:style-name="T10">lcm</text:span><text:span text:style-name="T11">, for v</text:span><text:span text:style-name="T6">2</text:span><text:span text:style-name="T10">dark</text:span><text:span text:style-name="T11">, </text:span><text:span text:style-name="T4">𝞪 </text:span><text:span text:style-name="T11">being the free parameter, and v</text:span><text:span text:style-name="T10">lcm</text:span><text:span text:style-name="T4"> </text:span><text:span text:style-name="T11">being the mapped velocity as given by Lorentz transformations. Each new graph depicting the LCM data of each galaxy exhibits an anti-correlation between the v</text:span><text:span text:style-name="T10">lum</text:span><text:span text:style-name="T4"> </text:span><text:span text:style-name="T11">and the v</text:span><text:span text:style-name="T10">lcm</text:span><text:span text:style-name="T11">. This anti-correlation appears to be a reflection symmetry, and is being investigated as having a physical implication through analysis of each graph as well as a functional analysis. We investigate the relationship between these two terms in order to identify the line of reflection plane populated by the sample, and what this plane constrains about the relationship </text:span><text:soft-page-break/><text:span text:style-name="T11">between the assumed Milky Way baryonic mass profile and the resulting emitting galaxy luminous mass.</text:span><text:span text:style-name="T4"> </text:span></text:p>
      <text:p text:style-name="P7"><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family="'Liberation Serif', 'Times New Roman'" style:font-family-generic="roman" style:font-pitch="variable" fo:font-size="12pt" fo:language="en" fo:country="US" style:letter-kerning="true" style:font-name-asian="Droid Sans Fallback1"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9T12:47:19.378133983</meta:creation-date>
    <meta:editing-duration>P2171DT9H31M44S</meta:editing-duration>
    <dc:date>2016-01-29T12:51:26.020474321</dc:date>
    <meta:editing-cycles>1</meta:editing-cycles>
    <meta:document-statistic meta:table-count="0" meta:image-count="0" meta:object-count="0" meta:page-count="2" meta:paragraph-count="8" meta:word-count="435" meta:character-count="2807" meta:non-whitespace-character-count="2375"/>
    <meta:generator>LibreOffice/4.2.8.2$Linux_X86_64 LibreOffice_project/420m0$Build-2</meta:generator>
  </office:meta>
</office:document-meta>
</file>